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cb44" officeooo:paragraph-rsid="0009cb44"/>
    </style:style>
    <style:style style:name="P2" style:family="paragraph" style:parent-style-name="Standard">
      <style:text-properties officeooo:rsid="00081cbf" officeooo:paragraph-rsid="00081cbf"/>
    </style:style>
    <style:style style:name="P3" style:family="paragraph" style:parent-style-name="Standard">
      <style:text-properties style:text-underline-style="none" officeooo:rsid="0009cb44" officeooo:paragraph-rsid="0009cb44"/>
    </style:style>
    <style:style style:name="P4" style:family="paragraph" style:parent-style-name="Standard">
      <style:text-properties style:text-underline-style="none" officeooo:rsid="000b4228" officeooo:paragraph-rsid="000b4228"/>
    </style:style>
    <style:style style:name="P5" style:family="paragraph" style:parent-style-name="Standard">
      <style:text-properties style:text-underline-style="none" officeooo:rsid="000c7fae" officeooo:paragraph-rsid="000c7fae"/>
    </style:style>
    <style:style style:name="T1" style:family="text">
      <style:text-properties officeooo:rsid="000b42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tional requirements</text:p>
      <text:p text:style-name="P1">copy and paste from proposal</text:p>
      <text:p text:style-name="P1">non-functional requirements </text:p>
      <text:p text:style-name="P1">copy and paste from proposal</text:p>
      <text:p text:style-name="P2"/>
      <text:p text:style-name="P2"/>
      <text:p text:style-name="P1">versioning</text:p>
      <text:p text:style-name="P1">what is gonna be built in each version and why</text:p>
      <text:p text:style-name="P1"/>
      <text:p text:style-name="P3">v1</text:p>
      <text:p text:style-name="P3">is going to contain…..this is why… (must start with database here) user reg/possibly login only core essentials</text:p>
      <text:p text:style-name="P3"/>
      <text:p text:style-name="P3">v2</text:p>
      <text:p text:style-name="P3">is going to contain…..this is why… possibly login, logout, starting algorithms for functionality</text:p>
      <text:p text:style-name="P3">must do version so what the system must do</text:p>
      <text:p text:style-name="P3"/>
      <text:p text:style-name="P3">v3</text:p>
      <text:p text:style-name="P3">is going to contain…..this is why… nice to have (any extras that branch off from the must do’s) <text:span text:style-name="T1">proper styling, images, auditing</text:span></text:p>
      <text:p text:style-name="P3"/>
      <text:p text:style-name="P4">limitations</text:p>
      <text:p text:style-name="P4"/>
      <text:p text:style-name="P5">v1</text:p>
      <text:p text:style-name="P5">copy paste from first v1</text:p>
      <text:p text:style-name="P5">describe what you made and what change and why</text:p>
      <text:p text:style-name="P5">evaluate – what will you change next</text:p>
      <text:p text:style-name="P5"/>
      <text:p text:style-name="P5">v2/v3</text:p>
      <text:p text:style-name="P5">what do you plan to make but what changed?</text:p>
      <text:p text:style-name="P5">Document / describe what you made what changed and why</text:p>
      <text:p text:style-name="P5"/>
      <text:p text:style-name="P5">evaluate – what will you change nex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4T13:06:41.094355900</meta:creation-date>
    <dc:date>2025-11-04T13:45:19.306315500</dc:date>
    <meta:editing-duration>PT16M11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22" meta:word-count="137" meta:character-count="802" meta:non-whitespace-character-count="684"/>
  </office:meta>
</office:document-meta>
</file>